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pen Sans1" svg:font-family="'Open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Content_20_no_20_image-title">
      <style:graphic-properties draw:auto-grow-height="true" fo:min-height="2.629cm"/>
      <style:paragraph-properties style:writing-mode="lr-tb"/>
    </style:style>
    <style:style style:name="pr2" style:family="presentation" style:parent-style-name="Content_20_no_20_imag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518cm" style:use-optimal-column-width="false"/>
    </style:style>
    <style:style style:name="co2" style:family="table-column">
      <style:table-column-properties style:column-width="2.682cm" style:use-optimal-column-width="false"/>
    </style:style>
    <style:style style:name="co3" style:family="table-column">
      <style:table-column-properties style:column-width="3.319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co5" style:family="table-column">
      <style:table-column-properties style:column-width="3.64cm" style:use-optimal-column-width="false"/>
    </style:style>
    <style:style style:name="ro1" style:family="table-row">
      <style:table-row-properties style:row-height="2.001cm" style:use-optimal-row-height="false"/>
    </style:style>
    <style:style style:name="ro2" style:family="table-row">
      <style:table-row-properties style:row-height="1.421cm" style:use-optimal-row-height="false"/>
    </style:style>
    <style:style style:name="ce1" style:family="table-cell">
      <loext:graphic-properties draw:fill="none" draw:textarea-vertical-align="middle"/>
      <style:paragraph-properties fo:text-align="center" fo:border-left="none" fo:border-right="none" fo:border-top="none" fo:border-bottom="0.03pt solid #000000"/>
      <style:text-properties style:font-name="Open Sans1" fo:font-size="14pt" fo:font-style="normal" fo:font-weight="normal" style:font-size-asian="14pt" style:font-size-complex="14pt"/>
    </style:style>
    <style:style style:name="ce2" style:family="table-cell">
      <loext:graphic-properties draw:fill="none" draw:textarea-vertical-align="middle" fo:padding-left="0cm"/>
      <style:paragraph-properties fo:margin-left="0cm" fo:margin-right="0cm" fo:text-align="center" fo:text-indent="0cm" fo:border-left="none" fo:border-right="none" fo:border-top="none" fo:border-bottom="0.03pt solid #000000"/>
      <style:text-properties style:font-name="Open Sans" fo:font-size="14pt" fo:font-style="normal" fo:font-weight="normal" style:font-size-asian="14pt" style:font-size-complex="14pt" fo:hyphenate="false" loext:hyphenation-no-caps="false"/>
    </style:style>
    <style:style style:name="ce3" style:family="table-cell">
      <loext:graphic-properties draw:fill="none" draw:textarea-vertical-align="middle"/>
      <style:paragraph-properties fo:text-align="center" fo:border="none"/>
      <style:text-properties style:font-name="Open Sans1" fo:font-size="14pt" fo:font-style="normal" fo:font-weight="normal" style:font-size-asian="14pt" style:font-size-complex="14pt"/>
    </style:style>
    <style:style style:name="ce4" style:family="table-cell">
      <loext:graphic-properties draw:fill="none" draw:textarea-vertical-align="middle"/>
      <style:paragraph-properties fo:margin-left="0cm" fo:margin-right="0cm" fo:text-align="center" fo:text-indent="0cm" fo:border="none"/>
      <style:text-properties style:font-name="Open Sans1" fo:font-size="14pt" fo:font-style="normal" fo:font-weight="normal" style:font-size-asian="14pt" style:font-size-complex="14pt"/>
    </style:style>
    <style:style style:name="ce5" style:family="table-cell">
      <loext:graphic-properties draw:fill="none" draw:textarea-vertical-align="middle"/>
      <style:paragraph-properties fo:margin-left="0cm" fo:margin-right="0.6cm" fo:text-align="end" fo:text-indent="0cm" fo:border="none"/>
      <style:text-properties style:font-name="Open Sans1" fo:font-size="14pt" fo:font-style="normal" fo:font-weight="normal" style:font-size-asian="14pt" style:font-size-complex="14pt"/>
    </style:style>
    <style:style style:name="ce6" style:family="table-cell">
      <loext:graphic-properties draw:fill="none" draw:textarea-vertical-align="middle" fo:padding-left="0cm"/>
      <style:paragraph-properties fo:margin-left="0cm" fo:margin-right="1.1cm" fo:text-align="end" fo:text-indent="0cm" fo:border="none"/>
      <style:text-properties style:font-name="Open Sans" fo:font-size="14pt" fo:font-style="normal" fo:font-weight="normal" style:font-size-asian="14pt" style:font-size-complex="14pt"/>
    </style:style>
    <style:style style:name="ce7" style:family="table-cell">
      <loext:graphic-properties draw:fill="none" draw:textarea-vertical-align="middle" fo:padding-left="0cm"/>
      <style:paragraph-properties fo:margin-left="0cm" fo:margin-right="1.1cm" fo:margin-top="0cm" fo:margin-bottom="0cm" fo:line-height="100%" fo:text-align="end" fo:text-indent="0cm" fo:border="none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  <style:text-properties style:font-name="Open Sans1" fo:font-size="14pt" fo:font-style="normal" fo:font-weight="normal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style:font-name="Open Sans" fo:font-size="14pt" fo:font-style="normal" fo:font-weight="normal" style:font-size-asian="14pt" style:font-size-complex="14pt" fo:hyphenate="false" loext:hyphenation-no-caps="false"/>
    </style:style>
    <style:style style:name="P4" style:family="paragraph">
      <style:paragraph-properties fo:margin-left="0cm" fo:margin-right="0cm" fo:text-align="center" fo:text-indent="0cm"/>
      <style:text-properties style:font-name="Open Sans1" fo:font-size="14pt" fo:font-style="normal" fo:font-weight="normal" style:font-size-asian="14pt" style:font-size-complex="14pt"/>
    </style:style>
    <style:style style:name="P5" style:family="paragraph">
      <style:paragraph-properties fo:margin-left="0cm" fo:margin-right="0.6cm" fo:text-align="end" fo:text-indent="0cm"/>
      <style:text-properties style:font-name="Open Sans1" fo:font-size="14pt" fo:font-style="normal" fo:font-weight="normal" style:font-size-asian="14pt" style:font-size-complex="14pt"/>
    </style:style>
    <style:style style:name="P6" style:family="paragraph">
      <style:paragraph-properties fo:margin-left="0cm" fo:margin-right="1.1cm" fo:text-align="end" fo:text-indent="0cm"/>
      <style:text-properties style:font-name="Open Sans" fo:font-size="14pt" fo:font-style="normal" fo:font-weight="normal" style:font-size-asian="14pt" style:font-size-complex="14pt"/>
    </style:style>
    <style:style style:name="P7" style:family="paragraph">
      <style:paragraph-properties fo:margin-left="0cm" fo:margin-right="1.1cm" fo:margin-top="0cm" fo:margin-bottom="0cm" fo:line-height="100%" fo:text-align="end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Open Sans1" fo:font-size="14pt" fo:font-style="normal" fo:font-weight="normal" style:font-size-asian="14pt" style:font-size-complex="14pt"/>
    </style:style>
    <style:style style:name="T2" style:family="text">
      <style:text-properties style:font-name="Open Sans" fo:font-size="14pt" fo:font-style="normal" fo:font-weight="normal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 fo:text-align="center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ontent_20_no_20_image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plorative Datenanalyse</text:p>
          </draw:text-box>
        </draw:frame>
        <draw:frame draw:name="Grafik 11" draw:style-name="gr1" draw:text-style-name="P1" draw:layer="layout" svg:width="8.471cm" svg:height="5.595cm" svg:x="17.6cm" svg:y="2.605cm">
          <draw:image>
            <text:p/>
          </draw:image>
        </draw:frame>
        <draw:frame draw:style-name="standard" draw:layer="layout" svg:width="14.553cm" svg:height="4.842cm" svg:x="2.096cm" svg:y="3.54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1">Anlage</text:span></text:p>
              </table:table-cell>
              <table:table-cell>
                <text:p text:style-name="P2"><text:span text:style-name="T1">Flughöhe</text:span></text:p>
              </table:table-cell>
              <table:table-cell>
                <text:p text:style-name="P2"><text:span text:style-name="T1">Kamera</text:span><text:span text:style-name="T1"><text:line-break/></text:span><text:span text:style-name="T1">Ausrichtung</text:span></text:p>
              </table:table-cell>
              <table:table-cell>
                <text:p text:style-name="P2"><text:span text:style-name="T1">Fotos</text:span><text:span text:style-name="T1"><text:line-break/></text:span><text:span text:style-name="T1">(PV)</text:span></text:p>
              </table:table-cell>
              <table:table-cell table:style-name="ce2">
                <text:list text:style-name="L3">
                  <text:list-header>
                    <text:p text:style-name="P3"><text:span text:style-name="T2">Fotos</text:span><text:span text:style-name="T2"><text:line-break/></text:span><text:span text:style-name="T2">(Probleme)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p text:style-name="P2"><text:span text:style-name="T1">Anlage 1</text:span></text:p>
              </table:table-cell>
              <table:table-cell>
                <text:p text:style-name="P2"><text:span text:style-name="T1">28-34m</text:span></text:p>
              </table:table-cell>
              <table:table-cell table:style-name="ce4">
                <text:p text:style-name="P4"><text:span text:style-name="T1">-40°</text:span></text:p>
              </table:table-cell>
              <table:table-cell table:style-name="ce5">
                <text:p text:style-name="P5"><text:span text:style-name="T1">53</text:span></text:p>
              </table:table-cell>
              <table:table-cell table:style-name="ce6">
                <text:list text:style-name="L1">
                  <text:list-header>
                    <text:p text:style-name="P6"><text:span text:style-name="T2">53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p text:style-name="P2"><text:span text:style-name="T1">Anlage 2</text:span></text:p>
              </table:table-cell>
              <table:table-cell>
                <text:p text:style-name="P2"><text:span text:style-name="T1">50m</text:span></text:p>
              </table:table-cell>
              <table:table-cell table:style-name="ce4">
                <text:p text:style-name="P4"><text:span text:style-name="T1">-90°</text:span></text:p>
              </table:table-cell>
              <table:table-cell table:style-name="ce5">
                <text:p text:style-name="P5"><text:span text:style-name="T1">189</text:span></text:p>
              </table:table-cell>
              <table:table-cell table:style-name="ce7">
                <text:list text:style-name="L4">
                  <text:list-item>
                    <text:p text:style-name="P7"><text:span text:style-name="T3">121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xml:id="id1" draw:id="id1" draw:layer="layout" svg:width="22.5cm" svg:height="5.895cm" svg:x="2.75cm" svg:y="8.4cm">
          <draw:image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pen Sans1" svg:font-family="'Open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to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Open Sans Semibold" fo:font-family="'Open Sans Semibold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ntent_20_no_20_image-background" style:display-name="Content no image-background" style:family="presentation">
      <style:graphic-properties draw:stroke="none" draw:fill="none"/>
      <style:text-properties style:letter-kerning="true"/>
    </style:style>
    <style:style style:name="Content_20_no_20_image-backgroundobjects" style:display-name="Content 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no_20_image-notes" style:display-name="Content 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no_20_image-outline1" style:display-name="Content no image-outline1" style:family="presentation">
      <style:graphic-properties draw:stroke="none" draw:fill="none" draw:auto-grow-height="false" draw:fit-to-size="false" style:shrink-to-fit="true">
        <text:list-style style:name="Content_20_no_20_image-outline1" style:display-name="Content no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no_20_image-outline2" style:display-name="Content no image-outline2" style:family="presentation" style:parent-style-name="Content_20_no_20_image-outline1">
      <style:paragraph-properties fo:margin-left="0cm" fo:margin-right="0cm" fo:margin-top="0.4cm" fo:margin-bottom="0cm" fo:text-indent="0cm"/>
      <style:text-properties style:font-name="Open Sans" fo:font-family="'Open Sans'" style:font-family-generic="swiss" style:font-pitch="variable" fo:font-size="16pt" style:font-size-asian="28pt" style:font-size-complex="28pt"/>
    </style:style>
    <style:style style:name="Content_20_no_20_image-outline3" style:display-name="Content no image-outline3" style:family="presentation" style:parent-style-name="Content_20_no_20_image-outline2">
      <style:paragraph-properties fo:margin-left="0cm" fo:margin-right="0cm" fo:margin-top="0.3cm" fo:margin-bottom="0cm" fo:text-indent="0cm"/>
      <style:text-properties style:font-name="Open Sans" fo:font-family="'Open Sans'" style:font-family-generic="swiss" style:font-pitch="variable" fo:font-size="14pt" style:font-size-asian="24pt" style:font-size-complex="24pt"/>
    </style:style>
    <style:style style:name="Content_20_no_20_image-outline4" style:display-name="Content no image-outline4" style:family="presentation" style:parent-style-name="Content_20_no_20_image-outline3">
      <style:paragraph-properties fo:margin-left="0cm" fo:margin-right="0cm" fo:margin-top="0.2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Content_20_no_20_image-outline5" style:display-name="Content no image-outline5" style:family="presentation" style:parent-style-name="Content_20_no_20_image-outline4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Content_20_no_20_image-outline6" style:display-name="Content no image-outline6" style:family="presentation" style:parent-style-name="Content_20_no_20_image-outline5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Content_20_no_20_image-outline7" style:display-name="Content no image-outline7" style:family="presentation" style:parent-style-name="Content_20_no_20_image-outline6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Content_20_no_20_image-outline8" style:display-name="Content no image-outline8" style:family="presentation" style:parent-style-name="Content_20_no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no_20_image-outline9" style:display-name="Content no image-outline9" style:family="presentation" style:parent-style-name="Content_20_no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no_20_image-subtitle" style:display-name="Content no image-subtitle" style:family="presentation">
      <style:graphic-properties draw:stroke="none" draw:fill="none" draw:textarea-vertical-align="middle">
        <text:list-style style:name="Content_20_no_20_image-subtitle" style:display-name="Content 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no_20_image-title" style:display-name="Content no image-title" style:family="presentation">
      <style:graphic-properties draw:stroke="none" draw:fill="none" draw:textarea-vertical-align="middle">
        <text:list-style style:name="Content_20_no_20_image-title" style:display-name="Content 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5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Mpr1" style:family="presentation" style:parent-style-name="Title-title">
      <style:graphic-properties draw:auto-grow-height="false" fo:min-height="2.63cm"/>
      <style:paragraph-properties style:writing-mode="lr-tb"/>
    </style:style>
    <style:style style:name="Mpr2" style:family="presentation" style:parent-style-name="Title-outline1" style:list-style-name="ML5">
      <style:graphic-properties fo:min-height="9.13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ontent_20_no_20_image-title">
      <style:graphic-properties draw:auto-grow-height="false" fo:min-height="2.63cm"/>
      <style:paragraph-properties style:writing-mode="lr-tb"/>
    </style:style>
    <style:style style:name="Mpr7" style:family="presentation" style:parent-style-name="Content_20_no_20_image-outline1">
      <style:graphic-properties fo:min-height="9.135cm"/>
      <style:paragraph-properties style:writing-mode="lr-tb"/>
    </style:style>
    <style:style style:name="Mpr8" style:family="presentation" style:parent-style-name="Content_20_no_20_ima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Content_20_no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ntent_20_no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MP6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/>
      <style:text-properties fo:color="#999999" loext:opacity="100%" style:font-name="Open Sans" fo:font-size="10pt"/>
    </style:style>
    <style:style style:name="MP12" style:family="paragraph"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size="14pt" fo:language="de" fo:country="AT" style:font-size-asian="14pt" style:language-asian="de" style:country-asian="AT" style:font-size-complex="14pt" style:language-complex="de" style:country-complex="AT"/>
    </style:style>
    <style:style style:name="MT4" style:family="text">
      <style:text-properties fo:color="#999999" loext:opacity="100%" fo:font-size="10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style:font-name="Open Sans" fo:font-size="10pt" fo:language="de" fo:country="AT" style:font-size-asian="10pt" style:language-asian="de" style:country-asian="AT" style:font-size-complex="10pt" style:language-complex="de" style:country-complex="AT"/>
    </style:style>
    <style:style style:name="MT7" style:family="text">
      <style:text-properties style:font-name="Open Sans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Mpr1" draw:layer="backgroundobjects" svg:width="21cm" svg:height="4.5cm" svg:x="2.5cm" svg:y="2cm" presentation:class="title">
        <draw:text-box>
          <text:p>Title text</text:p>
        </draw:text-box>
      </draw:frame>
      <draw:frame presentation:style-name="Mpr2" draw:text-style-name="MP6" draw:layer="backgroundobjects" svg:width="10.969cm" svg:height="6.951cm" draw:transform="rotate (0.00453785605518526) translate (2.5cm 7.049cm)" presentation:class="outline">
        <draw:text-box>
          <text:list text:style-name="ML2">
            <text:list-item>
              <text:p text:style-name="MP5"><text:span text:style-name="MT2">Author</text:span></text:p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3"><presentation:date-time/></text:span></text:p>
        </draw:text-box>
      </draw:frame>
      <draw:frame presentation:style-name="Mpr3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</text:page-count></text:span></text:p>
        </draw:text-box>
      </draw:frame>
      <draw:frame draw:style-name="Mgr3" draw:text-style-name="MP9" draw:layer="backgroundobjects" svg:width="6.069cm" svg:height="1.201cm" svg:x="21.431cm" svg:y="0.5cm">
        <draw:image>
          <text:p/>
        </draw:image>
      </draw:frame>
      <draw:frame draw:style-name="Mgr4" draw:text-style-name="MP9" draw:layer="backgroundobjects" svg:width="11.24cm" svg:height="7cm" svg:x="15cm" svg:y="7cm">
        <draw:image>
          <text:p/>
        </draw:image>
      </draw:frame>
      <draw:frame draw:style-name="Mgr5" draw:text-style-name="MP11" draw:layer="backgroundobjects" svg:width="11cm" svg:height="0.645cm" svg:x="15.12cm" svg:y="14.223cm">
        <draw:text-box>
          <text:p text:style-name="MP10"><text:span text:style-name="MT4">(c) iStockphoto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no_20_image" style:display-name="Content no image" style:page-layout-name="PM1" draw:style-name="Mdp1">
      <draw:frame presentation:style-name="Mpr6" draw:text-style-name="MP12" draw:layer="backgroundobjects" svg:width="25.199cm" svg:height="2.629cm" svg:x="1.4cm" svg:y="0.628cm" presentation:class="title">
        <draw:text-box>
          <text:p><text:span text:style-name="MT5">Click to edit the title text format</text:span></text:p>
        </draw:text-box>
      </draw:frame>
      <draw:frame presentation:style-name="Mpr7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8" draw:layer="backgroundobjects" svg:width="8.875cm" svg:height="1.085cm" svg:x="9.576cm" svg:y="14.348cm" presentation:class="footer">
        <draw:text-box>
          <text:p text:style-name="MP7"><text:span text:style-name="MT7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&lt;number&gt;</text:page-number></text:span><text:span text:style-name="MT7">/</text:span><text:span text:style-name="MT7"><text:page-count>1</text:page-count></text:span></text:p>
        </draw:text-box>
      </draw:frame>
      <presentation:notes style:page-layout-name="PM0">
        <draw:page-thumbnail presentation:style-name="Content_20_no_20_image-title" draw:layer="backgroundobjects" svg:width="0.001cm" svg:height="0.001cm" svg:x="0cm" svg:y="2.257cm" presentation:class="page"/>
        <draw:frame presentation:style-name="Content_20_no_20_imag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6:28:30.793035543</meta:creation-date>
    <dc:date>2023-04-17T13:52:57.774039124</dc:date>
    <meta:editing-duration>PT10H48M59S</meta:editing-duration>
    <meta:editing-cycles>87</meta:editing-cycles>
    <meta:generator>LibreOfficeDev/7.6.0.0.alpha0$Linux_X86_64 LibreOffice_project/1155def95bfe5b43f2b68e6c85632716df87bcf8</meta:generator>
    <meta:document-statistic meta:object-count="41"/>
  </office:meta>
</office:document-meta>
</file>